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rom the text in VideoA.txt, I can see that it describes engaging and entertaining stories about <text:s/>"Embarrassingly Dumb Ways People Died." The content is likely to capture the audience's attention due to its humorous and shocking nature.</text:p>
      <text:p text:style-name="Normal">I think considering the retention factors as alighted in colours in the text can contribute to audience retention capturing factors</text:p>
      <text:p text:style-name="Normal">The following are those factors I think could contrbuted to audience retention factors<text:s/></text:p>
      <text:p text:style-name="Normal"/>
      <text:p text:style-name="Normal">1. Engagement: The opening lines are crucial for retaining viewers. If the introduction is captivating, it can lead to higher retention rates.</text:p>
      <text:p text:style-name="Normal">2. Content Structure: The text is structured with anecdotes, which can keep viewers interested. Each story is likely to have a hook that maintains attention.</text:p>
      <text:p text:style-name="Normal">3. Length of Segments: Short, punchy segments tend to retain viewers better than long, drawn-out explanations.</text:p>
      <text:p text:style-name="Normal"/>
      <text:p text:style-name="Normal">Furthermore, when the audience retentin data in term of percentages from the data in VideoA.xlsx compared with other videos data, I can see a trend where retentin tends to decrease as the vidoe progresses.The first few positions generally have higher retention rates.<text:s/></text:p>
      <text:p text:style-name="Normal"/>
      <text:p text:style-name="Normal">Using the given video data VideoA.xlsx and comparison data with other videos (%), I can make educated guess for the first 5 positions. The results are provided below</text:p>
      <text:p text:style-name="Normal"/>
      <text:p text:style-name="Normal">position 0: This is typically the highest retention <text:s/>points as it includes the title and initail hook. Given the engaging nature of the content. I would predict 104.56% (similar to other video groups)</text:p>
      <text:p text:style-name="Normal"/>
      <text:p text:style-name="Normal">Position 1: As the introduction continues, retention may slighly drop but still remain high. I would estimate around 89.21% based on compariosn with other videos.</text:p>
      <text:p text:style-name="Normal"/>
      <text:soft-page-break/>
      <text:p text:style-name="Normal">Position 2: Furthermore, as the first story begins, retention <text:s/>might drop a bit more, but the engaging content should keep it relatively high I would predict 86.64% in comparison with other video scenarios</text:p>
      <text:p text:style-name="Normal"/>
      <text:p text:style-name="Normal">Position 3: By this points, I believe some viewers may start to drop off, but the entertaining nature of the stories should still be above average due to the content. I would predict around 84.54%</text:p>
      <text:p text:style-name="Normal"/>
      <text:p text:style-name="Normal">Position 4: As the video progresses, retention may continues to decline, but will still be above average due to the content.I would predict around 82.17% in comparison to other.</text:p>
      <text:p text:style-name="Normal"/>
      <text:p text:style-name="Normal">Position 5: As the time increases, so is the audience retntion will keep decline, at the points the video is not yet far down the line, hence I would predict 81.27%</text:p>
      <text:p text:style-name="Normal"/>
      <text:p text:style-name="Normal">All the above are educated guess based on data analysis from the trend and plot as shown on graph in "VideoA.xlsx" file (Please the Graph plotted).</text:p>
      <text:p text:style-name="Normal"/>
      <text:p text:style-name="Normal">Conclusion</text:p>
      <text:p text:style-name="Normal">These predictions are based on the engaging nature of the content, the structure of the text, and the observed trends in audience retention data. The initial positions<text:s/></text:p>
      <text:p text:style-name="Normal">are expected to have higher retention due to the captivating introduction and storytelling format.</text:p>
      <text:p text:style-name="Normal"/>
      <text:p text:style-name="Normal">Other Methods</text:p>
      <text:p text:style-name="Normal">Other Apporach to use to forecast the trend is interpolation. In this apporach, I only guessed the first values which are set to 104.56% for "Absolute audience retention" and 44.46% for the Compared to other videos (%). The rwmaining values are predicted using<text:s/></text:p>
      <text:p text:style-name="Normal">interpolation method the results</text:p>
      <text:p text:style-name="Normal"/>
      <text:soft-page-break/>
      <text:p text:style-name="Normal"><text:s/>Video position (%) <text:s/>Absolute audience retention (%) <text:s/>Compared to other videos (%)</text:p>
      <text:p text:style-name="Normal">0 <text:s text:c="18"/>0 <text:s text:c="26"/>104.56 <text:s text:c="24"/>44.46</text:p>
      <text:p text:style-name="Normal">1 <text:s text:c="18"/>1 <text:s text:c="27"/>98.02 <text:s text:c="24"/>49.00</text:p>
      <text:p text:style-name="Normal">2 <text:s text:c="18"/>2 <text:s text:c="27"/>92.50 <text:s text:c="24"/>52.46</text:p>
      <text:p text:style-name="Normal">3 <text:s text:c="18"/>3 <text:s text:c="27"/>88.00 <text:s text:c="24"/>54.86</text:p>
      <text:p text:style-name="Normal">4 <text:s text:c="18"/>4 <text:s text:c="27"/>84.52 <text:s text:c="24"/>56.18</text:p>
      <text:p text:style-name="Normal">5 <text:s text:c="18"/>5 <text:s text:c="27"/>82.07 <text:s text:c="24"/>56.43</text:p>
      <text:p text:style-name="Normal"/>
      <text:p text:style-name="Normal">Question 3:</text:p>
      <text:p text:style-name="Normal">A more effective wording for introduction of Video A:</text:p>
      <text:p text:style-name="Normal"/>
      <text:p text:style-name="Normal">Welcome to 'Embarrassingly Dumb Ways People Died [Part 8]'! Ever wondered how some people manage<text:s/></text:p>
      <text:p text:style-name="Normal">to exit this world in the most ridiculous ways? Get ready for a wild ride through the most outrageous<text:s/></text:p>
      <text:p text:style-name="Normal">and jaw-dropping stories that will leave you both shocked and entertained. From bizarre accidents<text:s/></text:p>
      <text:p text:style-name="Normal">to unbelievable decisions, these tales are not just cautionary—they're downright hilarious! So,<text:s/></text:p>
      <text:p text:style-name="Normal">buckle up and let’s dive into the absurdity of human folly!</text:p>
      <text:p text:style-name="Normal"/>
      <text:p text:style-name="Normal">Reason for the changes:</text:p>
      <text:p text:style-name="Normal">1.Engaging Hook: The revised intro starts with a direct address to the audience, making it more inviting.</text:p>
      <text:p text:style-name="Normal">2.Curiosity and Humor: Phrasing like "wild ride" and "jaw-dropping stories" creates curiosity and sets a<text:s/></text:p>
      <text:p text:style-name="Normal">humorous tone.</text:p>
      <text:soft-page-break/>
      <text:p text:style-name="Normal">3.Clear Structure: The revised intro clearly outlines what the audience can expect, which can help retain<text:s/></text:p>
      <text:p text:style-name="Normal">viewers.</text:p>
      <text:p text:style-name="Normal"/>
      <text:p text:style-name="Normal">New Prediction:</text:p>
      <text:p text:style-name="Normal"><text:s/>Video position (%) <text:s/>Absolute audience retention (%) <text:s/>Compared to other videos (%)</text:p>
      <text:p text:style-name="Normal">0 <text:s text:c="18"/>0 <text:s text:c="26"/>110.56 <text:s text:c="24"/>38.46</text:p>
      <text:p text:style-name="Normal">1 <text:s text:c="18"/>1 <text:s text:c="26"/>108.02 <text:s text:c="24"/>40.00</text:p>
      <text:p text:style-name="Normal">2 <text:s text:c="18"/>2 <text:s text:c="26"/>105.50 <text:s text:c="24"/>48.46</text:p>
      <text:p text:style-name="Normal">3 <text:s text:c="18"/>3 <text:s text:c="26"/>100.02 <text:s text:c="24"/>47.86</text:p>
      <text:p text:style-name="Normal">4 <text:s text:c="18"/>4 <text:s text:c="26"/>97.52 <text:s text:c="24"/>50.18</text:p>
      <text:p text:style-name="Normal">5 <text:s text:c="18"/>5 <text:s/></text:p>
      <text:p text:style-name="Normal"/>
      <text:p text:style-name="Normal">Conclusion</text:p>
      <text:p text:style-name="Normal">By rewriting the introduction to be more engaging and inviting, We</text:p>
      <text:p text:style-name="Normal">can potentially increase audience retention. While machine learning</text:p>
      <text:p text:style-name="Normal">can provide insights and predictions based on historical data,<text:s/></text:p>
      <text:p text:style-name="Normal">the effectiveness of the new intro can also be evaluated through<text:s/></text:p>
      <text:p text:style-name="Normal">A/B testing or viewer feedback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ideen Adegoke</meta:initial-creator>
    <dc:creator>Muideen Adegoke</dc:creator>
    <meta:creation-date>2025-03-11T23:59:00Z</meta:creation-date>
    <dc:date>2025-03-12T00:03:00Z</dc:date>
    <meta:template xlink:href="Normal" xlink:type="simple"/>
    <meta:editing-cycles>1</meta:editing-cycles>
    <meta:editing-duration>PT120S</meta:editing-duration>
    <meta:user-defined meta:name="GrammarlyDocumentId">a27b1eff-1b14-4ec4-bfb6-b0d9f15fb1c6</meta:user-defined>
    <meta:document-statistic meta:page-count="4" meta:paragraph-count="64" meta:word-count="956" meta:character-count="5444" meta:row-count="197" meta:non-whitespace-character-count="4552"/>
  </office:meta>
</office:document-meta>
</file>